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9560" officeooo:paragraph-rsid="00019560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19560" officeooo:paragraph-rsid="00019560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19560" officeooo:paragraph-rsid="00019560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1b1df" officeooo:paragraph-rsid="0001b1df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19560" officeooo:paragraph-rsid="00019560" style:font-size-asian="10.5pt" style:font-weight-asian="bold" style:font-size-complex="12pt" style:font-weight-complex="bold"/>
    </style:style>
    <style:style style:name="P6" style:family="paragraph" style:parent-style-name="Text_20_body" style:list-style-name="L1"/>
    <style:style style:name="P7" style:family="paragraph" style:parent-style-name="Text_20_body">
      <style:paragraph-properties fo:text-align="start" style:justify-single-word="false"/>
      <style:text-properties fo:font-size="12pt" fo:font-weight="normal" officeooo:rsid="00019560" officeooo:paragraph-rsid="00019560" style:font-size-asian="10.5pt" style:font-weight-asian="normal" style:font-size-complex="12pt" style:font-weight-complex="normal"/>
    </style:style>
    <style:style style:name="P8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fo:font-weight="bold" style:font-weight-asian="bold" style:font-weight-complex="bol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Nome:</text:span> Fernando Paladini</text:p>
      <text:p text:style-name="P1"><text:span text:style-name="T1">Matrícula:</text:span> 13200642</text:p>
      <text:p text:style-name="P1"/>
      <text:p text:style-name="P2">Leitura de “Introdução à RI e busca na Web”</text:p>
      <text:p text:style-name="P2"/>
      <text:p text:style-name="P7"><text:bookmark text:name="yui_3_17_2_1_1475713929456_228"/>O texto para leitura (<text:bookmark text:name="yui_3_17_2_1_1475713929456_242"/><text:span text:style-name="Emphasis">Introdução à recuperação de informações e busca na Web</text:span>) é o capítulo 27 do livro de Elmasri/Navathe 6a edição. Ele está disponível na xerox do CTC e o livro todo na Biblioteca Central, tanto em cópias impressas, quanto em formato eletrônico, para leitura via Internet. </text:p>
      <text:section text:style-name="Sect1" text:name="yui_3_17_2_1_1475713929456_221">
        <text:p text:style-name="Text_20_body"><text:bookmark text:name="yui_3_17_2_1_1475713929456_243"/>Após a leitura, responder as seguintes questões, em no máximo uma folha (4 mil caracteres) e fazer upload de suas respostas, em formato texto, nesta pagina.</text:p>
        <text:list xml:id="list8197967222306499699" text:style-name="L1">
          <text:list-item>
            <text:p text:style-name="P8"><text:bookmark text:name="yui_3_17_2_1_1475713929456_220"/><text:bookmark text:name="yui_3_17_2_1_1475713929456_227"/>Defina recuperação de informação.  </text:p>
          </text:list-item>
          <text:list-item>
            <text:p text:style-name="P8"><text:bookmark text:name="yui_3_17_2_1_1475713929456_219"/>Descreva sucintamente os modelos de espaço vetorial, probabilístico e semântico para recuperação de informação. </text:p>
          </text:list-item>
          <text:list-item>
            <text:p text:style-name="P6"><text:bookmark text:name="yui_3_17_2_1_1475713929456_244"/>Defina cobertura e precisão em sistemas de recuperação de informação. </text:p>
          </text:list-item>
        </text:list>
      </text:section>
      <text:p text:style-name="P3"/>
      <text:p text:style-name="P5">Respostas</text:p>
      <text:p text:style-name="P3"/>
      <text:p text:style-name="P3">1) A recuperação de informação estuda e aplica técnicas de indexação, pesquisa e recuperação de dados desestruturados. Ela difere das consultas comuns de banco de dados relacionais pois estes trabalham com dados estruturados, de forma que uma linguagem de consulta bem definida e restrita pode ser criada. Já dados desestruturados não possuem tal facilidade, pois devido à sua diversidade de conteúdo e natureza, torna-se impossível representar os dados de forma estruturada.</text:p>
      <text:p text:style-name="P3"/>
      <text:p text:style-name="P4">2) Não consegui compreender bem os conceitos de espaço vetorial, probabilístico e semântico.</text:p>
      <text:p text:style-name="P4"/>
      <text:p text:style-name="P4">3) A precisão é uma definição bem simples que tem como objetivo avaliar a relevância de uma pesquisa. Ela é definida como o número de documentos relevantes recuperados por uma pesquisa dividido pelo número total de documentos recuperadors por essa pesquisa. Não encontrei em nenhuma parte do capítulo o conceito de “cobertura”. Seria o conceito relacionado à “precisão”, chamado de “revocação”?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5T22:37:55.656486633</meta:creation-date>
    <dc:date>2016-10-05T22:52:49.868266921</dc:date>
    <meta:editing-duration>PT4M44S</meta:editing-duration>
    <meta:editing-cycles>1</meta:editing-cycles>
    <meta:document-statistic meta:table-count="0" meta:image-count="0" meta:object-count="0" meta:page-count="1" meta:paragraph-count="12" meta:word-count="266" meta:character-count="1727" meta:non-whitespace-character-count="1469"/>
    <meta:generator>LibreOffice/5.1.4.2$Linux_X86_64 LibreOffice_project/10m0$Build-2</meta:generator>
  </office:meta>
</office:document-meta>
</file>